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653cm"/>
    </style:style>
    <style:style style:name="co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4.202cm"/>
    </style:style>
    <style:style style:name="co21" style:family="table-column">
      <style:table-column-properties fo:break-before="auto" style:column-width="2.985cm"/>
    </style:style>
    <style:style style:name="co22" style:family="table-column">
      <style:table-column-properties fo:break-before="auto" style:column-width="0.635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3.041cm"/>
    </style:style>
    <style:style style:name="co25" style:family="table-column">
      <style:table-column-properties fo:break-before="auto" style:column-width="0.801cm"/>
    </style:style>
    <style:style style:name="co26" style:family="table-column">
      <style:table-column-properties fo:break-before="auto" style:column-width="1.796cm"/>
    </style:style>
    <style:style style:name="co27" style:family="table-column">
      <style:table-column-properties fo:break-before="auto" style:column-width="4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  <table:table-cell office:value-type="string" calcext:value-type="string">
            <text:p>Anim-ggb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903" table:style-name="ta1"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9" table:number-columns-repeated="3" table:default-cell-style-name="ce4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F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21:31:44.7117570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7T21:43:04.004480309</dc:date>
    <dc:creator>Germán Ramírez</dc:creator>
    <meta:editing-duration>PT22H19M18S</meta:editing-duration>
    <meta:editing-cycles>16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87" meta:object-count="0"/>
  </office:meta>
</office:document-meta>
</file>